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065433" officeooo:paragraph-rsid="00080a26" style:font-size-asian="10.5pt" style:font-size-complex="12pt" loext:padding="0.049cm" loext:border="0.06pt solid #d9d9e3"/>
    </style:style>
    <style:style style:name="P2" style:family="paragraph" style:parent-style-name="Standard">
      <style:text-properties fo:font-size="12pt" officeooo:rsid="000ad1f3" officeooo:paragraph-rsid="000ad1f3" style:font-size-asian="10.5pt" style:font-size-complex="12pt"/>
    </style:style>
    <style:style style:name="P3" style:family="paragraph" style:parent-style-name="Standard">
      <style:text-properties fo:font-size="12pt" officeooo:rsid="000ad1f3" officeooo:paragraph-rsid="000ad1f3" style:font-size-asian="10.5pt" style:font-size-complex="12pt" loext:padding="0.049cm" loext:border="0.06pt solid #d9d9e3"/>
    </style:style>
    <style:style style:name="P4" style:family="paragraph" style:parent-style-name="Standard">
      <style:text-properties fo:font-size="12pt" fo:font-weight="bold" officeooo:rsid="0004ac87" officeooo:paragraph-rsid="0004ac87" style:font-size-asian="10.5pt" style:font-weight-asian="bold" style:font-size-complex="12pt" style:font-weight-complex="bold"/>
    </style:style>
    <style:style style:name="P5" style:family="paragraph" style:parent-style-name="Standard">
      <style:text-properties fo:font-size="12pt" fo:font-weight="bold" officeooo:rsid="00057b9f" officeooo:paragraph-rsid="00057b9f" style:font-size-asian="10.5pt" style:font-weight-asian="bold" style:font-size-complex="12pt" style:font-weight-complex="bold"/>
    </style:style>
    <style:style style:name="P6" style:family="paragraph" style:parent-style-name="Standard">
      <style:text-properties fo:font-size="12pt" fo:font-weight="bold" officeooo:rsid="00065433" officeooo:paragraph-rsid="00080a26" style:font-size-asian="10.5pt" style:font-weight-asian="bold" style:font-size-complex="12pt" style:font-weight-complex="bold"/>
    </style:style>
    <style:style style:name="P7" style:family="paragraph" style:parent-style-name="Standard">
      <style:text-properties fo:font-size="12pt" fo:font-weight="bold" officeooo:rsid="00065433" officeooo:paragraph-rsid="00080a26" style:font-size-asian="10.5pt" style:font-weight-asian="bold" style:font-size-complex="12pt" style:font-weight-complex="bold" loext:padding="0.049cm" loext:border="0.06pt solid #d9d9e3"/>
    </style:style>
    <style:style style:name="P8" style:family="paragraph" style:parent-style-name="Standard">
      <style:text-properties fo:font-size="12pt" fo:font-weight="bold" officeooo:rsid="0009476a" officeooo:paragraph-rsid="0009476a" style:font-size-asian="10.5pt" style:font-weight-asian="bold" style:font-size-complex="12pt" style:font-weight-complex="bold"/>
    </style:style>
    <style:style style:name="P9" style:family="paragraph" style:parent-style-name="Standard">
      <style:text-properties fo:font-size="12pt" fo:font-weight="bold" officeooo:rsid="000ad1f3" officeooo:paragraph-rsid="000ad1f3" style:font-size-asian="10.5pt" style:font-weight-asian="bold" style:font-size-complex="12pt" style:font-weight-complex="bold"/>
    </style:style>
    <style:style style:name="P10" style:family="paragraph" style:parent-style-name="Standard">
      <style:text-properties officeooo:paragraph-rsid="00057b9f"/>
    </style:style>
    <style:style style:name="P11" style:family="paragraph" style:parent-style-name="Standard">
      <style:text-properties officeooo:paragraph-rsid="00065433"/>
    </style:style>
    <style:style style:name="P12" style:family="paragraph" style:parent-style-name="Standard">
      <style:text-properties officeooo:paragraph-rsid="0009476a"/>
    </style:style>
    <style:style style:name="P13" style:family="paragraph" style:parent-style-name="Text_20_body">
      <style:paragraph-properties fo:padding="0.049cm" fo:border="0.06pt solid #d9d9e3"/>
    </style:style>
    <style:style style:name="P14" style:family="paragraph" style:parent-style-name="Text_20_body">
      <style:paragraph-properties fo:padding="0.049cm" fo:border="0.06pt solid #d9d9e3"/>
      <style:text-properties loext:padding="0.049cm" loext:border="0.06pt solid #d9d9e3"/>
    </style:style>
    <style:style style:name="P15" style:family="paragraph" style:parent-style-name="Standard">
      <style:text-properties fo:font-size="22pt" fo:font-weight="bold" officeooo:rsid="0004ac87" officeooo:paragraph-rsid="0004ac87" style:font-size-asian="19.25pt" style:font-weight-asian="bold" style:font-size-complex="22pt" style:font-weight-complex="bold"/>
    </style:style>
    <style:style style:name="P16" style:family="paragraph" style:parent-style-name="Text_20_body" style:list-style-name="L1">
      <style:paragraph-properties fo:padding="0.049cm" fo:border="0.06pt solid #d9d9e3"/>
    </style:style>
    <style:style style:name="P17" style:family="paragraph" style:parent-style-name="Text_20_body" style:list-style-name="L2">
      <style:paragraph-properties fo:padding="0.049cm" fo:border="0.06pt solid #d9d9e3"/>
    </style:style>
    <style:style style:name="P18" style:family="paragraph" style:parent-style-name="Text_20_body" style:list-style-name="L3">
      <style:paragraph-properties fo:padding="0.049cm" fo:border="0.06pt solid #d9d9e3"/>
    </style:style>
    <style:style style:name="P19" style:family="paragraph" style:parent-style-name="Text_20_body" style:list-style-name="L4">
      <style:paragraph-properties fo:padding="0.049cm" fo:border="0.06pt solid #d9d9e3"/>
    </style:style>
    <style:style style:name="P20" style:family="paragraph" style:parent-style-name="Text_20_body" style:list-style-name="L5">
      <style:paragraph-properties fo:padding="0.049cm" fo:border="0.06pt solid #d9d9e3"/>
    </style:style>
    <style:style style:name="P21" style:family="paragraph" style:parent-style-name="Text_20_body" style:list-style-name="L6">
      <style:paragraph-properties fo:padding="0.049cm" fo:border="0.06pt solid #d9d9e3"/>
    </style:style>
    <style:style style:name="P22" style:family="paragraph" style:parent-style-name="Text_20_body" style:list-style-name="L7">
      <style:paragraph-properties fo:padding="0.049cm" fo:border="0.06pt solid #d9d9e3"/>
    </style:style>
    <style:style style:name="P23" style:family="paragraph" style:parent-style-name="Text_20_body" style:list-style-name="L8">
      <style:paragraph-properties fo:padding="0.049cm" fo:border="0.06pt solid #d9d9e3"/>
    </style:style>
    <style:style style:name="P24" style:family="paragraph" style:parent-style-name="Text_20_body">
      <style:text-properties fo:font-size="12pt" fo:font-weight="normal" officeooo:rsid="0004ac87" officeooo:paragraph-rsid="0004ac87" style:font-size-asian="10.5pt" style:font-weight-asian="normal" style:font-size-complex="12pt" style:font-weight-complex="normal"/>
    </style:style>
    <style:style style:name="T1" style:family="text">
      <style:text-properties fo:font-size="22pt" fo:font-weight="bold" officeooo:rsid="0004ac87" style:font-size-asian="19.25pt" style:font-weight-asian="bold" style:font-size-complex="22pt"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loext:padding="0.049cm" loext:border="0.06pt solid #d9d9e3"/>
    </style:style>
    <style:style style:name="T4" style:family="text">
      <style:text-properties fo:font-weight="bold" officeooo:rsid="00057b9f" style:font-weight-asian="bold" style:font-weight-complex="bold" loext:padding="0.049cm" loext:border="0.06pt solid #d9d9e3"/>
    </style:style>
    <style:style style:name="T5" style:family="text">
      <style:text-properties fo:font-weight="bold" officeooo:rsid="000932a4" style:font-weight-asian="bold" style:font-weight-complex="bold"/>
    </style:style>
    <style:style style:name="T6" style:family="text">
      <style:text-properties fo:font-weight="bold" officeooo:rsid="003abbe4" style:font-weight-asian="bold" style:font-weight-complex="bold"/>
    </style:style>
    <style:style style:name="T7" style:family="text">
      <style:text-properties loext:padding="0.049cm" loext:border="0.06pt solid #d9d9e3"/>
    </style:style>
    <style:style style:name="T8" style:family="text">
      <style:text-properties fo:font-size="12pt" fo:font-weight="bold" officeooo:rsid="00057b9f" style:font-size-asian="10.5pt" style:font-weight-asian="bold" style:font-size-complex="12pt" style:font-weight-complex="bold"/>
    </style:style>
    <style:style style:name="T9" style:family="text">
      <style:text-properties fo:font-size="12pt" fo:font-weight="bold" officeooo:rsid="00065433" style:font-size-asian="10.5pt" style:font-weight-asian="bold" style:font-size-complex="12pt" style:font-weight-complex="bold"/>
    </style:style>
    <style:style style:name="T10" style:family="text">
      <style:text-properties fo:font-size="12pt" fo:font-weight="bold" officeooo:rsid="0009476a" style:font-size-asian="10.5pt" style:font-weight-asian="bold" style:font-size-complex="12pt" style:font-weight-complex="bold"/>
    </style:style>
    <style:style style:name="T11" style:family="text">
      <style:text-properties officeooo:rsid="003abbe4"/>
    </style:style>
    <style:style style:name="T12" style:family="text">
      <style:text-properties fo:font-size="20pt" fo:font-weight="bold" officeooo:rsid="003abbe4" style:font-size-asian="20pt" style:font-weight-asian="bold" style:font-size-complex="20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57"/><text:span text:style-name="T12">UNIT-1</text:span></text:p>
      <text:p text:style-name="Standard"><text:s text:c="44"/><text:span text:style-name="T1">E-BUSINESS</text:span></text:p>
      <text:p text:style-name="P15"/>
      <text:p text:style-name="P24">E-Business, short for Electronic Business, refers to the conduct of various business activities using electronic means, primarily through the internet. In an MBA context, E-Business encompasses the strategies, processes, and technologies that organizations use to conduct and manage their operations, sales, marketing, and interactions with customers and other stakeholders online.</text:p>
      <text:p text:style-name="P13">In simple words, E-Business is about using digital tools and platforms to run a business more efficiently, reach a wider audience, and offer products or services online. Here's a clear real-time example to illustrate:</text:p>
      <text:p text:style-name="P13"><text:span text:style-name="Strong_20_Emphasis"><text:span text:style-name="T7">Example: Online Retailer</text:span></text:span></text:p>
      <text:p text:style-name="P13">Imagine you want to start a business selling handmade jewelry. In a traditional brick-and-mortar setup, you would need to rent a physical store, decorate it, hire staff, and rely on foot traffic to attract customers. However, with E-Business, you can take a different approach:</text:p>
      <text:list xml:id="list3497941611" text:style-name="L1">
        <text:list-item>
          <text:p text:style-name="P16"><text:span text:style-name="Strong_20_Emphasis"><text:span text:style-name="T7">Online Store:</text:span></text:span> You create a website where you showcase your jewelry designs. This serves as your online store, allowing customers to browse through your products from the comfort of their homes.</text:p>
        </text:list-item>
        <text:list-item>
          <text:p text:style-name="P16"><text:span text:style-name="Strong_20_Emphasis"><text:span text:style-name="T7">E-Commerce Platform:</text:span></text:span> You use an e-commerce platform (like Shopify or WooCommerce) to set up your online store. These platforms provide tools for adding products, managing inventory, processing orders, and accepting payments.</text:p>
        </text:list-item>
        <text:list-item>
          <text:p text:style-name="P16"><text:span text:style-name="Strong_20_Emphasis"><text:span text:style-name="T7">Digital Marketing:</text:span></text:span> You utilize digital marketing techniques such as social media advertising, search engine optimization (SEO), and email campaigns to drive traffic to your website. This helps potential customers discover your jewelry.</text:p>
        </text:list-item>
        <text:list-item>
          <text:p text:style-name="P16"><text:span text:style-name="Strong_20_Emphasis"><text:span text:style-name="T7">Global Reach:</text:span></text:span> With E-Business, you're not limited to a local customer base. People from around the world can access your online store, increasing your potential market and sales opportunities.</text:p>
        </text:list-item>
        <text:list-item>
          <text:p text:style-name="P16"><text:span text:style-name="Strong_20_Emphasis"><text:span text:style-name="T7">Customer Interaction:</text:span></text:span> Customers can interact with you through your website's chat or email. This allows you to provide personalized assistance, answer questions, and address concerns, enhancing the customer experience.</text:p>
        </text:list-item>
        <text:list-item>
          <text:p text:style-name="P16"><text:span text:style-name="Strong_20_Emphasis"><text:span text:style-name="T7">Order Fulfillment:</text:span></text:span> When customers place orders, you receive notifications online. You can then package the jewelry and arrange for shipping or local pickup, all managed through your E-Business platform.</text:p>
        </text:list-item>
        <text:list-item>
          <text:p text:style-name="P16"><text:span text:style-name="Strong_20_Emphasis"><text:span text:style-name="T7">Analytics and Insights:</text:span></text:span> E-Business tools provide data on customer behavior, popular products, and sales trends. This information helps you make informed decisions about inventory, pricing, and marketing strategies.</text:p>
        </text:list-item>
      </text:list>
      <text:p text:style-name="P13"><text:soft-page-break/>By adopting E-Business practices, you've eliminated the need for a physical store, reduced overhead costs, and tapped into the convenience of online shopping. This example demonstrates how E-Business can transform a traditional business model into a modern, efficient, and scalable operation using digital technologies and the internet.</text:p>
      <text:p text:style-name="P4"/>
      <text:p text:style-name="P4"/>
      <text:p text:style-name="P4"/>
      <text:p text:style-name="P4"/>
      <text:p text:style-name="P4"/>
      <text:p text:style-name="P10"><text:span text:style-name="T8">2.</text:span><text:span text:style-name="T3">characteristics of </text:span><text:span text:style-name="T4">E</text:span><text:span text:style-name="T3">business</text:span></text:p>
      <text:p text:style-name="P14">E-Business (Electronic Business) possesses several key characteristics that distinguish it from traditional business models. These characteristics highlight the ways in which digital technologies and the internet have transformed the way businesses operate and engage with customers. Here are the main characteristics of E-Business:</text:p>
      <text:list xml:id="list2892634666" text:style-name="L2">
        <text:list-item>
          <text:p text:style-name="P17"><text:span text:style-name="Strong_20_Emphasis"><text:span text:style-name="T7">Digital Presence:</text:span></text:span><text:span text:style-name="T7"> E-Business operates primarily in the digital realm, utilizing websites, online platforms, and digital channels to conduct various business activities.</text:span></text:p>
        </text:list-item>
        <text:list-item>
          <text:p text:style-name="P17"><text:span text:style-name="Strong_20_Emphasis"><text:span text:style-name="T7">Global Reach:</text:span></text:span><text:span text:style-name="T7"> E-Business is not limited by geographical boundaries. It enables businesses to reach a global audience, expanding their market beyond traditional constraints.</text:span></text:p>
        </text:list-item>
        <text:list-item>
          <text:p text:style-name="P17"><text:span text:style-name="Strong_20_Emphasis"><text:span text:style-name="T7">24/7 Accessibility:</text:span></text:span><text:span text:style-name="T7"> Online businesses can operate around the clock, allowing customers to access products, services, and information at any time, regardless of time zones.</text:span></text:p>
        </text:list-item>
        <text:list-item>
          <text:p text:style-name="P17"><text:span text:style-name="Strong_20_Emphasis"><text:span text:style-name="T7">Reduced Overheads:</text:span></text:span><text:span text:style-name="T7"> E-Business often requires fewer physical resources compared to traditional brick-and-mortar operations. This can lead to lower costs related to rent, utilities, and physical infrastructure.</text:span></text:p>
        </text:list-item>
        <text:list-item>
          <text:p text:style-name="P17"><text:span text:style-name="Strong_20_Emphasis"><text:span text:style-name="T7">Direct Customer Interaction:</text:span></text:span><text:span text:style-name="T7"> Through digital channels, businesses can directly interact with customers, addressing queries, providing support, and building relationships.</text:span></text:p>
        </text:list-item>
        <text:list-item>
          <text:p text:style-name="P17"><text:span text:style-name="Strong_20_Emphasis"><text:span text:style-name="T7">Personalization:</text:span></text:span><text:span text:style-name="T7"> E-Business enables personalized experiences by leveraging data and analytics to tailor offerings to individual customer preferences.</text:span></text:p>
        </text:list-item>
        <text:list-item>
          <text:p text:style-name="P17"><text:span text:style-name="Strong_20_Emphasis"><text:span text:style-name="T7">Efficient Transactions:</text:span></text:span><text:span text:style-name="T7"> Electronic transactions and online payment systems facilitate quicker and more efficient financial transactions.</text:span></text:p>
        </text:list-item>
        <text:list-item>
          <text:p text:style-name="P17"><text:span text:style-name="Strong_20_Emphasis"><text:span text:style-name="T7">Agility and Adaptability:</text:span></text:span><text:span text:style-name="T7"> E-Businesses can respond rapidly to market changes, adjusting product offerings, pricing, and marketing strategies in real time.</text:span></text:p>
        </text:list-item>
        <text:list-item>
          <text:p text:style-name="P17"><text:span text:style-name="Strong_20_Emphasis"><text:span text:style-name="T7">Data Analytics:</text:span></text:span><text:span text:style-name="T7"> E-Business generates vast amounts of data that can be analyzed to gain insights into customer behavior, preferences, and market trends.</text:span></text:p>
        </text:list-item>
        <text:list-item>
          <text:p text:style-name="P17"><text:span text:style-name="Strong_20_Emphasis"><text:span text:style-name="T7">Automation:</text:span></text:span><text:span text:style-name="T7"> Many E-Business processes can be automated, enhancing efficiency and reducing the need for manual intervention.</text:span></text:p>
        </text:list-item>
        <text:list-item>
          <text:p text:style-name="P17"><text:soft-page-break/><text:span text:style-name="Strong_20_Emphasis"><text:span text:style-name="T7">Scalability:</text:span></text:span><text:span text:style-name="T7"> Digital platforms and cloud-based technologies enable businesses to scale up operations more easily and quickly in response to increased demand.</text:span></text:p>
        </text:list-item>
        <text:list-item>
          <text:p text:style-name="P17"><text:span text:style-name="Strong_20_Emphasis"><text:span text:style-name="T7">Diverse Revenue Streams:</text:span></text:span><text:span text:style-name="T7"> E-Businesses can explore various revenue streams, such as subscription models, digital products, affiliate marketing, and more.</text:span></text:p>
        </text:list-item>
        <text:list-item>
          <text:p text:style-name="P17"><text:span text:style-name="Strong_20_Emphasis"><text:span text:style-name="T7">Integration:</text:span></text:span><text:span text:style-name="T7"> E-Business systems can be integrated with other business processes, such as supply chain management, customer relationship management (CRM), and inventory management.</text:span></text:p>
        </text:list-item>
        <text:list-item>
          <text:p text:style-name="P17"><text:span text:style-name="Strong_20_Emphasis"><text:span text:style-name="T7">Environmental Impact:</text:span></text:span><text:span text:style-name="T7"> E-Business has the potential to reduce the environmental impact associated with physical infrastructure, transportation, and waste.</text:span></text:p>
        </text:list-item>
        <text:list-item>
          <text:p text:style-name="P17"><text:span text:style-name="Strong_20_Emphasis"><text:span text:style-name="T7">Innovation and Creativity:</text:span></text:span><text:span text:style-name="T7"> E-Business encourages innovation in terms of product design, service delivery, and customer engagement, often resulting in new and unique business models.</text:span></text:p>
        </text:list-item>
      </text:list>
      <text:p text:style-name="P14">These characteristics collectively illustrate how E-Business leverages technology and the internet to create new opportunities, streamline operations, and transform traditional business practices into more agile and customer-focused approaches.</text:p>
      <text:p text:style-name="P5"/>
      <text:p text:style-name="P5"/>
      <text:p text:style-name="P5"/>
      <text:p text:style-name="P5"/>
      <text:p text:style-name="P5"/>
      <text:p text:style-name="P5"/>
      <text:p text:style-name="P5"/>
      <text:p text:style-name="P11"><text:span text:style-name="T9">3.</text:span><text:span text:style-name="T3">ebusiness framework with realtime example</text:span></text:p>
      <text:p text:style-name="P14">An e-business framework provides a structured approach for businesses to establish and manage their online presence, engage with customers, and conduct various digital activities. Here's a simplified e-business framework with a real-time example:</text:p>
      <text:p text:style-name="P13"><text:span text:style-name="Strong_20_Emphasis"><text:span text:style-name="T7">E-Business Framework:</text:span></text:span></text:p>
      <text:list xml:id="list2421087808" text:style-name="L3">
        <text:list-item>
          <text:p text:style-name="P18"><text:span text:style-name="Strong_20_Emphasis"><text:span text:style-name="T7">Digital Strategy:</text:span></text:span><text:span text:style-name="T7"> Define your business goals, target audience, and value proposition in the online context. Create a roadmap for how your e-business will align with your overall business objectives.</text:span></text:p>
        </text:list-item>
        <text:list-item>
          <text:p text:style-name="P18"><text:span text:style-name="Strong_20_Emphasis"><text:span text:style-name="T7">Website and Online Presence:</text:span></text:span><text:span text:style-name="T7"> Develop a user-friendly website that showcases your products or services, incorporates your brand identity, and provides essential information. This serves as the foundation of your e-business.</text:span></text:p>
        </text:list-item>
        <text:list-item>
          <text:p text:style-name="P18"><text:soft-page-break/><text:span text:style-name="Strong_20_Emphasis"><text:span text:style-name="T7">E-Commerce Platform:</text:span></text:span><text:span text:style-name="T7"> Implement an e-commerce platform to enable online transactions. This platform should handle product listings, shopping carts, secure payment gateways, and order processing.</text:span></text:p>
        </text:list-item>
        <text:list-item>
          <text:p text:style-name="P18"><text:span text:style-name="Strong_20_Emphasis"><text:span text:style-name="T7">Digital Marketing:</text:span></text:span><text:span text:style-name="T7"> Utilize various digital marketing strategies to drive traffic to your website and increase brand visibility. This may include search engine optimization (SEO), social media marketing, pay-per-click advertising, and content marketing.</text:span></text:p>
        </text:list-item>
        <text:list-item>
          <text:p text:style-name="P18"><text:span text:style-name="Strong_20_Emphasis"><text:span text:style-name="T7">Customer Relationship Management (CRM):</text:span></text:span><text:span text:style-name="T7"> Implement CRM tools to manage customer interactions, track preferences, and provide personalized experiences. This helps build strong customer relationships.</text:span></text:p>
        </text:list-item>
        <text:list-item>
          <text:p text:style-name="P18"><text:span text:style-name="Strong_20_Emphasis"><text:span text:style-name="T7">Data Analytics:</text:span></text:span><text:span text:style-name="T7"> Collect and analyze data related to website traffic, customer behavior, and sales trends. Use these insights to make informed decisions and optimize your e-business strategies.</text:span></text:p>
        </text:list-item>
        <text:list-item>
          <text:p text:style-name="P18"><text:span text:style-name="Strong_20_Emphasis"><text:span text:style-name="T7">Mobile Optimization:</text:span></text:span><text:span text:style-name="T7"> Ensure your website and online processes are optimized for mobile devices, as a significant portion of online traffic comes from smartphones and tablets.</text:span></text:p>
        </text:list-item>
        <text:list-item>
          <text:p text:style-name="P18"><text:span text:style-name="Strong_20_Emphasis"><text:span text:style-name="T7">Security and Privacy:</text:span></text:span><text:span text:style-name="T7"> Implement robust security measures to protect customer data and ensure safe online transactions. This includes SSL certificates, encryption, and secure payment gateways.</text:span></text:p>
        </text:list-item>
        <text:list-item>
          <text:p text:style-name="P18"><text:span text:style-name="Strong_20_Emphasis"><text:span text:style-name="T7">Logistics and Fulfillment:</text:span></text:span><text:span text:style-name="T7"> Develop efficient processes for order fulfillment, shipping, and delivery. Provide transparent tracking options to keep customers informed about their orders.</text:span></text:p>
        </text:list-item>
        <text:list-item>
          <text:p text:style-name="P18"><text:span text:style-name="Strong_20_Emphasis"><text:span text:style-name="T7">Customer Support:</text:span></text:span><text:span text:style-name="T7"> Offer various channels for customer support, such as live chat, email, and phone, to address inquiries and provide assistance.</text:span></text:p>
        </text:list-item>
      </text:list>
      <text:p text:style-name="P13"><text:span text:style-name="Strong_20_Emphasis"><text:span text:style-name="T7">Real-Time Example: Online Grocery Delivery Service</text:span></text:span></text:p>
      <text:p text:style-name="P13"><text:span text:style-name="Strong_20_Emphasis"><text:span text:style-name="T7">1. Digital Strategy:</text:span></text:span><text:span text:style-name="T7"> An online grocery delivery service aims to provide convenient and efficient access to groceries for busy individuals and families.</text:span></text:p>
      <text:p text:style-name="P13"><text:span text:style-name="Strong_20_Emphasis"><text:span text:style-name="T7">2. Website and Online Presence:</text:span></text:span><text:span text:style-name="T7"> The service creates a user-friendly website where customers can browse through various grocery categories, add items to their virtual cart, and select delivery slots.</text:span></text:p>
      <text:p text:style-name="P13"><text:span text:style-name="Strong_20_Emphasis"><text:span text:style-name="T7">3. E-Commerce Platform:</text:span></text:span><text:span text:style-name="T7"> The website integrates an e-commerce platform that manages product listings, shopping carts, and secure payment processing.</text:span></text:p>
      <text:p text:style-name="P13"><text:span text:style-name="Strong_20_Emphasis"><text:span text:style-name="T7">4. Digital Marketing:</text:span></text:span><text:span text:style-name="T7"> The service utilizes social media marketing to promote special offers, new arrivals, and customer testimonials. They also invest in local SEO to ensure their website appears prominently in search results when users look for grocery delivery services in their area.</text:span></text:p>
      <text:p text:style-name="P13"><text:soft-page-break/><text:span text:style-name="Strong_20_Emphasis"><text:span text:style-name="T7">5. Customer Relationship Management (CRM):</text:span></text:span><text:span text:style-name="T7"> The service employs a CRM system to track customer preferences, purchase history, and delivery schedules. This enables them to offer personalized recommendations and discounts.</text:span></text:p>
      <text:p text:style-name="P13"><text:span text:style-name="Strong_20_Emphasis"><text:span text:style-name="T7">6. Data Analytics:</text:span></text:span><text:span text:style-name="T7"> By analyzing customer data, the service identifies popular products and peak order times. This allows them to optimize inventory management and delivery routes.</text:span></text:p>
      <text:p text:style-name="P13"><text:span text:style-name="Strong_20_Emphasis"><text:span text:style-name="T7">7. Mobile Optimization:</text:span></text:span><text:span text:style-name="T7"> The service ensures that their website is responsive and easy to use on mobile devices, enabling customers to place orders on the go.</text:span></text:p>
      <text:p text:style-name="P13"><text:span text:style-name="Strong_20_Emphasis"><text:span text:style-name="T7">8. Security and Privacy:</text:span></text:span><text:span text:style-name="T7"> Strong security measures are implemented to protect customer payment information and personal details during online transactions.</text:span></text:p>
      <text:p text:style-name="P13"><text:span text:style-name="Strong_20_Emphasis"><text:span text:style-name="T7">9. Logistics and Fulfillment:</text:span></text:span><text:span text:style-name="T7"> The service partners with local grocery stores and employs a network of delivery drivers. They optimize delivery routes based on real-time traffic data to ensure timely and accurate deliveries.</text:span></text:p>
      <text:p text:style-name="P13"><text:span text:style-name="Strong_20_Emphasis"><text:span text:style-name="T7">10. Customer Support:</text:span></text:span><text:span text:style-name="T7"> Customers can reach the service's support team through a live chat feature on the website or a dedicated customer service hotline.</text:span></text:p>
      <text:p text:style-name="P14">In this real-time example, the e-business framework is applied to an online grocery delivery service, demonstrating how each component contributes to creating a seamless and convenient customer experience in the digital realm.</text:p>
      <text:p text:style-name="P6"><text:tab/><text:tab/><text:tab/><text:tab/><text:tab/><text:tab/><text:tab/><text:tab/><text:tab/><text:tab/><text:tab/><text:tab/><text:tab/><text:tab/><text:tab/><text:tab/><text:tab/></text:p>
      <text:p text:style-name="P6"/>
      <text:p text:style-name="P6"/>
      <text:p text:style-name="P6"/>
      <text:p text:style-name="P6"/>
      <text:p text:style-name="P6"/>
      <text:p text:style-name="P7">features of ecommerce</text:p>
      <text:p text:style-name="P14">E-commerce (Electronic Commerce) refers specifically to the buying and selling of goods and services over the internet. It's a subset of e-business and focuses on online transactions involving commercial activities. Here are the key features of e-commerce:</text:p>
      <text:list xml:id="list3045474896" text:style-name="L4">
        <text:list-item>
          <text:p text:style-name="P19"><text:span text:style-name="Strong_20_Emphasis"><text:span text:style-name="T7">Online Transactions:</text:span></text:span><text:span text:style-name="T7"> E-commerce involves conducting commercial transactions electronically, primarily over the internet.</text:span></text:p>
        </text:list-item>
        <text:list-item>
          <text:p text:style-name="P19"><text:span text:style-name="Strong_20_Emphasis"><text:span text:style-name="T7">Wide Range of Products:</text:span></text:span><text:span text:style-name="T7"> Virtually any type of product or service can be sold through e-commerce, from physical goods to digital products and services.</text:span></text:p>
        </text:list-item>
        <text:list-item>
          <text:p text:style-name="P19"><text:span text:style-name="Strong_20_Emphasis"><text:span text:style-name="T7">Global Reach:</text:span></text:span><text:span text:style-name="T7"> E-commerce allows businesses to reach a global audience without the constraints of geographical boundaries.</text:span></text:p>
        </text:list-item>
        <text:list-item>
          <text:p text:style-name="P19"><text:soft-page-break/><text:span text:style-name="Strong_20_Emphasis"><text:span text:style-name="T7">24/7 Accessibility:</text:span></text:span><text:span text:style-name="T7"> Online stores are accessible at all times, enabling customers to shop at their convenience.</text:span></text:p>
        </text:list-item>
        <text:list-item>
          <text:p text:style-name="P19"><text:span text:style-name="Strong_20_Emphasis"><text:span text:style-name="T7">Convenience:</text:span></text:span><text:span text:style-name="T7"> Customers can browse, select, and purchase products from the comfort of their homes or on the go.</text:span></text:p>
        </text:list-item>
        <text:list-item>
          <text:p text:style-name="P19"><text:span text:style-name="Strong_20_Emphasis"><text:span text:style-name="T7">Digital Payments:</text:span></text:span><text:span text:style-name="T7"> E-commerce platforms offer various secure payment options, including credit/debit cards, digital wallets, and online payment gateways.</text:span></text:p>
        </text:list-item>
        <text:list-item>
          <text:p text:style-name="P19"><text:span text:style-name="Strong_20_Emphasis"><text:span text:style-name="T7">Security:</text:span></text:span><text:span text:style-name="T7"> E-commerce websites implement security measures, such as SSL certificates, to protect customer data during transactions.</text:span></text:p>
        </text:list-item>
        <text:list-item>
          <text:p text:style-name="P19"><text:span text:style-name="Strong_20_Emphasis"><text:span text:style-name="T7">Mobile Commerce (M-Commerce):</text:span></text:span><text:span text:style-name="T7"> E-commerce platforms are optimized for mobile devices, facilitating shopping on smartphones and tablets.</text:span></text:p>
        </text:list-item>
        <text:list-item>
          <text:p text:style-name="P19"><text:span text:style-name="Strong_20_Emphasis"><text:span text:style-name="T7">Personalization:</text:span></text:span><text:span text:style-name="T7"> E-commerce sites use customer data to provide personalized recommendations and shopping experiences.</text:span></text:p>
        </text:list-item>
        <text:list-item>
          <text:p text:style-name="P19"><text:span text:style-name="Strong_20_Emphasis"><text:span text:style-name="T7">Product Information:</text:span></text:span><text:span text:style-name="T7"> Detailed product descriptions, images, and customer reviews help customers make informed purchase decisions.</text:span></text:p>
        </text:list-item>
        <text:list-item>
          <text:p text:style-name="P19"><text:span text:style-name="Strong_20_Emphasis"><text:span text:style-name="T7">Comparison Shopping:</text:span></text:span><text:span text:style-name="T7"> Customers can easily compare prices, features, and reviews of products from different sellers.</text:span></text:p>
        </text:list-item>
        <text:list-item>
          <text:p text:style-name="P19"><text:span text:style-name="Strong_20_Emphasis"><text:span text:style-name="T7">Order Tracking:</text:span></text:span><text:span text:style-name="T7"> Customers can track the status of their orders, from processing to shipping and delivery.</text:span></text:p>
        </text:list-item>
        <text:list-item>
          <text:p text:style-name="P19"><text:span text:style-name="Strong_20_Emphasis"><text:span text:style-name="T7">Inventory Management:</text:span></text:span><text:span text:style-name="T7"> E-commerce systems manage inventory levels, reducing the chances of overselling or stockouts.</text:span></text:p>
        </text:list-item>
        <text:list-item>
          <text:p text:style-name="P19"><text:span text:style-name="Strong_20_Emphasis"><text:span text:style-name="T7">Marketing Opportunities:</text:span></text:span><text:span text:style-name="T7"> E-commerce enables digital marketing strategies, including social media marketing, email campaigns, and online advertising.</text:span></text:p>
        </text:list-item>
        <text:list-item>
          <text:p text:style-name="P19"><text:span text:style-name="Strong_20_Emphasis"><text:span text:style-name="T7">Lower Overheads:</text:span></text:span><text:span text:style-name="T7"> E-commerce businesses often have lower operational costs compared to traditional brick-and-mortar stores.</text:span></text:p>
        </text:list-item>
        <text:list-item>
          <text:p text:style-name="P19"><text:span text:style-name="Strong_20_Emphasis"><text:span text:style-name="T7">Scalability:</text:span></text:span><text:span text:style-name="T7"> E-commerce platforms can handle a large number of transactions and customers, allowing for business growth.</text:span></text:p>
        </text:list-item>
        <text:list-item>
          <text:p text:style-name="P19"><text:span text:style-name="Strong_20_Emphasis"><text:span text:style-name="T7">Easier Market Research:</text:span></text:span><text:span text:style-name="T7"> Online analytics provide insights into customer behavior, helping businesses refine their strategies.</text:span></text:p>
        </text:list-item>
        <text:list-item>
          <text:p text:style-name="P19"><text:span text:style-name="Strong_20_Emphasis"><text:span text:style-name="T7">Customer Engagement:</text:span></text:span><text:span text:style-name="T7"> E-commerce platforms facilitate customer engagement through live chat, customer support, and interactive features.</text:span></text:p>
        </text:list-item>
        <text:list-item>
          <text:p text:style-name="P19"><text:span text:style-name="Strong_20_Emphasis"><text:span text:style-name="T7">Easy Expansion:</text:span></text:span><text:span text:style-name="T7"> E-commerce businesses can easily expand into new markets without the need for physical presence.</text:span></text:p>
        </text:list-item>
        <text:list-item>
          <text:p text:style-name="P19"><text:soft-page-break/><text:span text:style-name="Strong_20_Emphasis"><text:span text:style-name="T7">Reduced Environmental Impact:</text:span></text:span><text:span text:style-name="T7"> E-commerce can contribute to reduced carbon emissions by minimizing the need for physical transportation and infrastructure.</text:span></text:p>
        </text:list-item>
      </text:list>
      <text:p text:style-name="P14">E-commerce has transformed the way businesses operate and how consumers shop, providing a convenient and efficient avenue for buying and selling goods and services in the digital age.</text:p>
      <text:p text:style-name="P6"><text:tab/><text:tab/><text:tab/><text:tab/><text:tab/><text:tab/><text:tab/><text:tab/><text:tab/><text:tab/><text:tab/><text:tab/><text:tab/><text:tab/><text:tab/><text:tab/><text:tab/><text:tab/><text:tab/><text:tab/><text:tab/><text:tab/><text:tab/></text:p>
      <text:p text:style-name="P1"><text:span text:style-name="T5">5.</text:span><text:span text:style-name="T2">difference between e-businesss vs e-commerce with real time example</text:span></text:p>
      <text:p text:style-name="P14">E-business and e-commerce are closely related terms, but they have distinct differences in their scope and focus. Let's explore the differences between e-business and e-commerce using a real-time example:</text:p>
      <text:p text:style-name="P13"><text:span text:style-name="Strong_20_Emphasis"><text:span text:style-name="T7">E-Business:</text:span></text:span></text:p>
      <text:p text:style-name="P14">E-business refers to the broader concept of conducting various business processes and activities using electronic means, typically over the internet. It encompasses not only buying and selling but also other business functions such as marketing, customer relationship management, supply chain management, and more. E-business involves the entire spectrum of digital interactions and processes that contribute to the overall functioning of a business.</text:p>
      <text:p text:style-name="P13"><text:span text:style-name="Strong_20_Emphasis"><text:span text:style-name="T7">Real-Time Example of E-Business: Online Marketplace</text:span></text:span></text:p>
      <text:p text:style-name="P14">Consider an online marketplace like Amazon. It's not just a platform for buying and selling products (which is e-commerce), but it also involves various e-business components:</text:p>
      <text:list xml:id="list74694931" text:style-name="L5">
        <text:list-item>
          <text:p text:style-name="P20"><text:span text:style-name="Strong_20_Emphasis"><text:span text:style-name="T7">Marketing:</text:span></text:span><text:span text:style-name="T7"> Amazon employs digital marketing strategies, such as targeted ads and personalized recommendations, to attract customers to its platform.</text:span></text:p>
        </text:list-item>
        <text:list-item>
          <text:p text:style-name="P20"><text:span text:style-name="Strong_20_Emphasis"><text:span text:style-name="T7">Customer Relationship Management (CRM):</text:span></text:span><text:span text:style-name="T7"> Amazon tracks customer behavior and purchase history to provide personalized product suggestions and optimize the user experience.</text:span></text:p>
        </text:list-item>
        <text:list-item>
          <text:p text:style-name="P20"><text:span text:style-name="Strong_20_Emphasis"><text:span text:style-name="T7">Supply Chain Management:</text:span></text:span><text:span text:style-name="T7"> Amazon manages a complex supply chain involving various sellers, warehouses, and delivery options to ensure efficient product distribution.</text:span></text:p>
        </text:list-item>
        <text:list-item>
          <text:p text:style-name="P20"><text:span text:style-name="Strong_20_Emphasis"><text:span text:style-name="T7">Logistics:</text:span></text:span><text:span text:style-name="T7"> It utilizes advanced logistics systems to track and manage orders, shipments, and deliveries.</text:span></text:p>
        </text:list-item>
        <text:list-item>
          <text:p text:style-name="P20"><text:span text:style-name="Strong_20_Emphasis"><text:span text:style-name="T7">Payment Processing:</text:span></text:span><text:span text:style-name="T7"> Amazon's secure payment gateways enable smooth and secure electronic transactions.</text:span></text:p>
        </text:list-item>
        <text:list-item>
          <text:p text:style-name="P20"><text:span text:style-name="Strong_20_Emphasis"><text:span text:style-name="T7">Data Analytics:</text:span></text:span><text:span text:style-name="T7"> Amazon analyzes customer data to gain insights into buying trends, popular products, and customer preferences, which influences business decisions.</text:span></text:p>
        </text:list-item>
        <text:list-item>
          <text:p text:style-name="P20"><text:soft-page-break/><text:span text:style-name="Strong_20_Emphasis"><text:span text:style-name="T7">Customer Support:</text:span></text:span><text:span text:style-name="T7"> The platform offers customer support through various digital channels, addressing inquiries and resolving issues.</text:span></text:p>
        </text:list-item>
      </text:list>
      <text:p text:style-name="P13"><text:span text:style-name="Strong_20_Emphasis"><text:span text:style-name="T7">E-Commerce:</text:span></text:span></text:p>
      <text:p text:style-name="P14">E-commerce specifically refers to the online buying and selling of goods and services. It's a subset of e-business that focuses on transactions conducted over the internet. E-commerce involves the process of showcasing products, allowing customers to make purchases, and handling the financial aspects of those transactions.</text:p>
      <text:p text:style-name="P13"><text:span text:style-name="Strong_20_Emphasis"><text:span text:style-name="T7">Real-Time Example of E-Commerce: Online Clothing Store</text:span></text:span></text:p>
      <text:p text:style-name="P14">Imagine an online clothing store like ASOS. It primarily involves e-commerce activities:</text:p>
      <text:list xml:id="list1237037298" text:style-name="L6">
        <text:list-item>
          <text:p text:style-name="P21"><text:span text:style-name="Strong_20_Emphasis"><text:span text:style-name="T7">Product Listings:</text:span></text:span><text:span text:style-name="T7"> ASOS displays a wide range of clothing items on its website, allowing customers to browse and select products.</text:span></text:p>
        </text:list-item>
        <text:list-item>
          <text:p text:style-name="P21"><text:span text:style-name="Strong_20_Emphasis"><text:span text:style-name="T7">Shopping Cart and Checkout:</text:span></text:span><text:span text:style-name="T7"> Customers can add chosen items to their virtual shopping cart and proceed to the online checkout process.</text:span></text:p>
        </text:list-item>
        <text:list-item>
          <text:p text:style-name="P21"><text:span text:style-name="Strong_20_Emphasis"><text:span text:style-name="T7">Secure Payments:</text:span></text:span><text:span text:style-name="T7"> ASOS provides various secure payment options for customers to complete their transactions.</text:span></text:p>
        </text:list-item>
        <text:list-item>
          <text:p text:style-name="P21"><text:span text:style-name="Strong_20_Emphasis"><text:span text:style-name="T7">Order Processing:</text:span></text:span><text:span text:style-name="T7"> Once an order is placed, ASOS processes the order, prepares the items for shipping, and provides order tracking.</text:span></text:p>
        </text:list-item>
        <text:list-item>
          <text:p text:style-name="P21"><text:span text:style-name="Strong_20_Emphasis"><text:span text:style-name="T7">Delivery:</text:span></text:span><text:span text:style-name="T7"> The purchased clothing items are shipped to the customer's designated address.</text:span></text:p>
        </text:list-item>
      </text:list>
      <text:p text:style-name="P14">In this example, while ASOS engages in e-commerce by facilitating online clothing sales, it is also involved in various e-business activities such as marketing, customer relationship management, and supply chain management to ensure a comprehensive online shopping experience.</text:p>
      <text:p text:style-name="P6"/>
      <text:p text:style-name="P6"/>
      <text:p text:style-name="P6"/>
      <text:p text:style-name="P6"/>
      <text:p text:style-name="P12"><text:span text:style-name="T10">6.</text:span><text:span text:style-name="T3">value chains in ecommerce with real time example </text:span></text:p>
      <text:p text:style-name="P14">A value chain in e-commerce refers to the series of activities and processes that businesses go through to create and deliver a product or service to customers in the online marketplace. Each step in the value chain adds value to the final offering. Here's an overview of the e-commerce value chain along with a real-time example:</text:p>
      <text:p text:style-name="P13"><text:span text:style-name="Strong_20_Emphasis"><text:span text:style-name="T7">E-commerce Value Chain:</text:span></text:span></text:p>
      <text:list xml:id="list1705547918" text:style-name="L7">
        <text:list-item>
          <text:p text:style-name="P22"><text:span text:style-name="Strong_20_Emphasis"><text:span text:style-name="T7">Inbound Logistics:</text:span></text:span><text:span text:style-name="T7"> This involves receiving, storing, and distributing inputs for the product/service.</text:span></text:p>
        </text:list-item>
        <text:list-item>
          <text:p text:style-name="P22"><text:soft-page-break/><text:span text:style-name="Strong_20_Emphasis"><text:span text:style-name="T7">Operations:</text:span></text:span><text:span text:style-name="T7"> Activities related to converting inputs into the final product or service.</text:span></text:p>
        </text:list-item>
        <text:list-item>
          <text:p text:style-name="P22"><text:span text:style-name="Strong_20_Emphasis"><text:span text:style-name="T7">Outbound Logistics:</text:span></text:span><text:span text:style-name="T7"> Delivering the finished product or service to customers.</text:span></text:p>
        </text:list-item>
        <text:list-item>
          <text:p text:style-name="P22"><text:span text:style-name="Strong_20_Emphasis"><text:span text:style-name="T7">Marketing and Sales:</text:span></text:span><text:span text:style-name="T7"> Creating awareness, promoting, and selling the product/service.</text:span></text:p>
        </text:list-item>
        <text:list-item>
          <text:p text:style-name="P22"><text:span text:style-name="Strong_20_Emphasis"><text:span text:style-name="T7">Customer Service:</text:span></text:span><text:span text:style-name="T7"> Providing support, handling inquiries, and addressing customer concerns.</text:span></text:p>
        </text:list-item>
      </text:list>
      <text:p text:style-name="P13"><text:span text:style-name="Strong_20_Emphasis"><text:span text:style-name="T7">Real-Time Example: Online Custom T-Shirt Store</text:span></text:span></text:p>
      <text:p text:style-name="P13"><text:span text:style-name="Strong_20_Emphasis"><text:span text:style-name="T7">1. Inbound Logistics:</text:span></text:span><text:span text:style-name="T7"> Suppliers provide raw materials like blank t-shirts, fabric, and ink to the online store's warehouse.</text:span></text:p>
      <text:p text:style-name="P13"><text:span text:style-name="Strong_20_Emphasis"><text:span text:style-name="T7">2. Operations:</text:span></text:span><text:span text:style-name="T7"> Designers create customized designs using software. Printing machines apply the designs to the t-shirts.</text:span></text:p>
      <text:p text:style-name="P13"><text:span text:style-name="Strong_20_Emphasis"><text:span text:style-name="T7">3. Outbound Logistics:</text:span></text:span><text:span text:style-name="T7"> Finished t-shirts are packaged and shipped to customers' addresses.</text:span></text:p>
      <text:p text:style-name="P13"><text:span text:style-name="Strong_20_Emphasis"><text:span text:style-name="T7">4. Marketing and Sales:</text:span></text:span><text:span text:style-name="T7"> The online store uses social media, digital ads, and influencer collaborations to promote its unique custom t-shirts.</text:span></text:p>
      <text:p text:style-name="P13"><text:span text:style-name="Strong_20_Emphasis"><text:span text:style-name="T7">5. Customer Service:</text:span></text:span><text:span text:style-name="T7"> Customers can contact the store through online chat or email for assistance with order status, customization options, or any issues.</text:span></text:p>
      <text:p text:style-name="P14">In this example, each step adds value to the final product (custom t-shirts) in the e-commerce value chain. The inbound logistics ensure the availability of materials, operations create unique designs, outbound logistics ensure timely delivery, marketing and sales attract customers, and customer service enhances the overall experience.</text:p>
      <text:p text:style-name="P14">It's important to note that the e-commerce value chain may vary based on the business model, industry, and specific processes involved. The ultimate goal is to create a seamless and value-driven experience for customers throughout their online shopping journey.</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SECURITY THREADS TO E-BUSINESS</text:p>
      <text:p text:style-name="P9"/>
      <text:p text:style-name="P3">SECURITY THREADS TO E-BUSINESS explain with real time example</text:p>
      <text:p text:style-name="P14">Security threats to e-business are potential risks that can compromise the confidentiality, integrity, and availability of online business operations, data, and transactions. These threats can lead to financial loss, reputational damage, and other negative consequences. Here are some common security threats to e-business along with real-time examples:</text:p>
      <text:list xml:id="list3556884790" text:style-name="L8">
        <text:list-item>
          <text:p text:style-name="P23"><text:span text:style-name="Strong_20_Emphasis"><text:span text:style-name="T7">Phishing Attacks:</text:span></text:span><text:span text:style-name="T7"> Phishing involves sending deceptive emails or messages to trick users into revealing sensitive information like passwords or financial details.</text:span></text:p>
          <text:p text:style-name="P23"><text:span text:style-name="Strong_20_Emphasis"><text:span text:style-name="T7">Example:</text:span></text:span><text:span text:style-name="T7"> A fraudulent email claiming to be from a bank asks recipients to click a link and provide their login credentials, leading to a fake website that steals their information.</text:span></text:p>
        </text:list-item>
        <text:list-item>
          <text:p text:style-name="P23"><text:span text:style-name="Strong_20_Emphasis"><text:span text:style-name="T7">Malware and Ransomware:</text:span></text:span><text:span text:style-name="T7"> Malicious software can infect systems and networks, causing data breaches or encrypting data until a ransom is paid.</text:span></text:p>
          <text:p text:style-name="P23"><text:span text:style-name="Strong_20_Emphasis"><text:span text:style-name="T7">Example:</text:span></text:span><text:span text:style-name="T7"> A ransomware attack encrypts a company's customer data, demanding payment in cryptocurrency to decrypt the files.</text:span></text:p>
        </text:list-item>
        <text:list-item>
          <text:p text:style-name="P23"><text:span text:style-name="Strong_20_Emphasis"><text:span text:style-name="T7">Data Breaches:</text:span></text:span><text:span text:style-name="T7"> Unauthorized access to sensitive customer or business data, often due to weak security measures or human error.</text:span></text:p>
          <text:p text:style-name="P23"><text:span text:style-name="Strong_20_Emphasis"><text:span text:style-name="T7">Example:</text:span></text:span><text:span text:style-name="T7"> A retailer's database containing customer credit card details is breached, exposing the information to cybercriminals.</text:span></text:p>
        </text:list-item>
        <text:list-item>
          <text:p text:style-name="P23"><text:span text:style-name="Strong_20_Emphasis"><text:span text:style-name="T7">Distributed Denial of Service (DDoS) Attacks:</text:span></text:span><text:span text:style-name="T7"> Overwhelming a website or online service with a flood of traffic, rendering it inaccessible to legitimate users.</text:span></text:p>
          <text:p text:style-name="P23"><text:span text:style-name="Strong_20_Emphasis"><text:span text:style-name="T7">Example:</text:span></text:span><text:span text:style-name="T7"> A popular e-commerce website experiences a sudden surge in traffic during a sale, causing the site to crash and becoming unavailable to customers.</text:span></text:p>
        </text:list-item>
        <text:list-item>
          <text:p text:style-name="P23"><text:span text:style-name="Strong_20_Emphasis"><text:span text:style-name="T7">Insider Threats:</text:span></text:span><text:span text:style-name="T7"> Employees or insiders with access to critical systems may misuse their privileges to steal sensitive information or disrupt operations.</text:span></text:p>
          <text:p text:style-name="P23"><text:span text:style-name="Strong_20_Emphasis"><text:span text:style-name="T7">Example:</text:span></text:span><text:span text:style-name="T7"> An employee with access to customer data sells the information to a third party, leading to a breach of customer privacy.</text:span></text:p>
        </text:list-item>
        <text:list-item>
          <text:p text:style-name="P23"><text:span text:style-name="Strong_20_Emphasis"><text:span text:style-name="T7">Social Engineering:</text:span></text:span><text:span text:style-name="T7"> Manipulating individuals into divulging confidential information or performing actions that compromise security.</text:span></text:p>
          <text:p text:style-name="P23"><text:span text:style-name="Strong_20_Emphasis"><text:span text:style-name="T7">Example:</text:span></text:span><text:span text:style-name="T7"> An attacker impersonates a company executive and convinces an employee to transfer funds to a fraudulent account.</text:span></text:p>
        </text:list-item>
        <text:list-item>
          <text:p text:style-name="P23"><text:span text:style-name="Strong_20_Emphasis"><text:span text:style-name="T7">Unsecure Payment Processing:</text:span></text:span><text:span text:style-name="T7"> Vulnerabilities in payment gateways can lead to unauthorized access to payment information during online transactions.</text:span></text:p>
          <text:p text:style-name="P23"><text:soft-page-break/><text:span text:style-name="Strong_20_Emphasis"><text:span text:style-name="T7">Example:</text:span></text:span><text:span text:style-name="T7"> A flaw in an online payment system exposes customers' credit card details during the checkout process.</text:span></text:p>
        </text:list-item>
        <text:list-item>
          <text:p text:style-name="P23"><text:span text:style-name="Strong_20_Emphasis"><text:span text:style-name="T7">E-commerce Fraud:</text:span></text:span><text:span text:style-name="T7"> Fraudulent transactions, including stolen credit card information, fake orders, or false claims for refunds.</text:span></text:p>
          <text:p text:style-name="P23"><text:span text:style-name="Strong_20_Emphasis"><text:span text:style-name="T7">Example:</text:span></text:span><text:span text:style-name="T7"> A scammer uses stolen credit card details to make purchases on an online store, causing financial losses to the business.</text:span></text:p>
        </text:list-item>
        <text:list-item>
          <text:p text:style-name="P23"><text:span text:style-name="Strong_20_Emphasis"><text:span text:style-name="T7">Weak Authentication and Password Practices:</text:span></text:span><text:span text:style-name="T7"> Inadequate password policies and authentication processes can make accounts vulnerable to unauthorized access.</text:span></text:p>
          <text:p text:style-name="P23"><text:span text:style-name="Strong_20_Emphasis"><text:span text:style-name="T7">Example:</text:span></text:span><text:span text:style-name="T7"> Users employing weak passwords and reusing them across multiple online accounts, making it easier for hackers to compromise their accounts.</text:span></text:p>
        </text:list-item>
        <text:list-item>
          <text:p text:style-name="P23"><text:span text:style-name="Strong_20_Emphasis"><text:span text:style-name="T7">Insecure APIs (Application Programming Interfaces):</text:span></text:span><text:span text:style-name="T7"> APIs connecting different systems can be exploited to gain unauthorized access or manipulate data.</text:span></text:p>
          <text:p text:style-name="P23"><text:span text:style-name="Strong_20_Emphasis"><text:span text:style-name="T7">Example:</text:span></text:span><text:span text:style-name="T7"> An attacker exploits a vulnerability in an e-commerce platform's API to gain access to customer data and payment information.</text:span></text:p>
        </text:list-item>
      </text:list>
      <text:p text:style-name="P14">These examples illustrate various security threats that e-businesses may face, emphasizing the importance of robust cybersecurity measures to protect sensitive information, ensure smooth operations, and maintain trust with customer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0:16:08.266090899</meta:creation-date>
    <dc:date>2023-09-02T20:23:52.729372266</dc:date>
    <meta:editing-duration>PT38M46S</meta:editing-duration>
    <meta:editing-cycles>11</meta:editing-cycles>
    <meta:generator>LibreOffice/7.3.7.2$Linux_X86_64 LibreOffice_project/30$Build-2</meta:generator>
    <meta:document-statistic meta:table-count="0" meta:image-count="0" meta:object-count="0" meta:page-count="11" meta:paragraph-count="145" meta:word-count="3081" meta:character-count="22336" meta:non-whitespace-character-count="19335"/>
  </office:meta>
</office:document-meta>
</file>